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9900ff" draw:fill-color="#ff99ff" draw:textarea-vertical-align="middle"/>
    </style:style>
    <style:style style:name="gr3" style:family="graphic" style:parent-style-name="standard">
      <style:graphic-properties draw:fill-color="#00cc33" draw:textarea-vertical-align="middle"/>
    </style:style>
    <style:style style:name="gr4" style:family="graphic" style:parent-style-name="standard">
      <style:graphic-properties draw:fill-color="#e6e6ff" draw:textarea-vertical-align="middle"/>
    </style:style>
    <style:style style:name="gr5" style:family="graphic" style:parent-style-name="standard">
      <style:graphic-properties draw:fill-color="#ffcccc" draw:textarea-vertical-align="middle"/>
    </style:style>
    <style:style style:name="gr6" style:family="graphic" style:parent-style-name="standard">
      <style:graphic-properties draw:fill-color="#ffff99" draw:textarea-vertical-align="middle"/>
    </style:style>
    <style:style style:name="gr7" style:family="graphic" style:parent-style-name="standard">
      <style:graphic-properties draw:fill-color="#ffff99" draw:textarea-vertical-align="middle" draw:fit-to-contour="false" fo:padding-top="0cm" fo:padding-bottom="0cm" fo:padding-left="0cm" fo:padding-right="0cm"/>
    </style:style>
    <style:style style:name="gr8" style:family="graphic" style:parent-style-name="standard">
      <style:graphic-properties draw:fill-color="#9999ff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ffffcc" draw:textarea-vertical-align="middle" draw:fit-to-contour="fals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7.797cm" svg:height="21.59cm" svg:x="0cm" svg:y="0cm">
          <text:p/>
        </draw:rect>
        <draw:rect draw:style-name="gr2" draw:text-style-name="P1" draw:layer="layout" svg:width="27.305cm" svg:height="0.905cm" svg:x="0.238cm" svg:y="0.238cm">
          <text:p text:style-name="P1">1. Menus</text:p>
        </draw:rect>
        <draw:rect draw:style-name="gr3" draw:text-style-name="P2" draw:layer="layout" svg:width="13.081cm" svg:height="1.778cm" draw:transform="rotate (1.5707963267949) translate (25.781cm 14.478cm)">
          <text:p text:style-name="P1"><text:span text:style-name="T1">6. Mixer strip for the current instrument</text:span></text:p>
        </draw:rect>
        <draw:rect draw:style-name="gr4" draw:text-style-name="P1" draw:layer="layout" svg:width="12.446cm" svg:height="13.065cm" svg:x="0.254cm" svg:y="1.413cm">
          <text:p text:style-name="P1">2. Editor</text:p>
        </draw:rect>
        <draw:rect draw:style-name="gr5" draw:text-style-name="P1" draw:layer="layout" svg:width="10.16cm" svg:height="13.065cm" svg:x="15.367cm" svg:y="1.413cm">
          <text:p text:style-name="P1">5. Mixer</text:p>
        </draw:rect>
        <draw:rect draw:style-name="gr6" draw:text-style-name="P1" draw:layer="layout" svg:width="27.305cm" svg:height="5.588cm" svg:x="0.238cm" svg:y="14.732cm">
          <text:p text:style-name="P1">7. Main window lower tabs</text:p>
        </draw:rect>
        <draw:rect draw:style-name="gr7" draw:text-style-name="P1" draw:layer="layout" svg:width="6.461cm" svg:height="2.159cm" draw:transform="rotate (1.5707963267949) translate (12.954cm 14.462cm)">
          <text:p text:style-name="P1">4. Playlist</text:p>
        </draw:rect>
        <draw:custom-shape draw:style-name="gr8" draw:text-style-name="P1" draw:layer="layout" svg:width="27.305cm" svg:height="0.807cm" svg:x="0.254cm" svg:y="20.574cm">
          <text:p text:style-name="P1">8. Bottom bar</text:p>
          <draw:enhanced-geometry svg:viewBox="0 0 21600 21600" draw:type="rectangle" draw:enhanced-path="M 0 0 L 21600 0 21600 21600 0 21600 0 0 Z N"/>
        </draw:custom-shape>
        <draw:rect draw:style-name="gr9" draw:text-style-name="P1" draw:layer="layout" svg:width="6.35cm" svg:height="2.159cm" draw:transform="rotate (1.5707963267949) translate (12.954cm 7.747cm)">
          <text:p text:style-name="P1">3. Blocklist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 Mono" style:font-family-asian="'DejaVu Sans Mono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209cm" fo:margin-left="0cm" fo:margin-right="0.076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irstanem Lassttaen</meta:initial-creator>
    <meta:creation-date>2017-07-24T22:36:05</meta:creation-date>
    <dc:date>2017-07-29T12:34:15.859217271</dc:date>
    <meta:editing-duration>PT14H8M21S</meta:editing-duration>
    <meta:editing-cycles>13</meta:editing-cycles>
    <meta:generator>LibreOffice/4.2.8.2$Linux_X86_64 LibreOffice_project/420$Build-2</meta:generator>
    <meta:document-statistic meta:object-count="9"/>
  </office:meta>
</office:document-meta>
</file>